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8000001448E59DB7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G明朝L" svg:font-family="HG明朝L" style:font-family-generic="system" style:font-pitch="variable"/>
    <style:font-face style:name="Mangal" svg:font-family="Mangal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グラフィックス1" text:anchor-type="paragraph" svg:x="0.404cm" svg:y="0.469cm" svg:width="6.265cm" svg:height="6.858cm" draw:z-index="0"><draw:image xlink:href="Pictures/1000000000000128000001448E59DB7F.png" xlink:type="simple" xlink:show="embed" xlink:actuate="onLoad"/></draw:frame><draw:custom-shape text:anchor-type="paragraph" draw:z-index="1" draw:style-name="gr1" draw:text-style-name="P2" svg:width="7.363cm" svg:height="1.13cm" svg:x="6.971cm" svg:y="0.713cm"><text:p text:style-name="P2">入力履歴の表示</text:p><draw:enhanced-geometry svg:viewBox="0 0 21600 21600" draw:text-areas="800 800 20800 20800" draw:type="round-rectangular-callout" draw:modifiers="-2550.61077844311 19342.277691107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style-name="gr1" draw:text-style-name="P2" svg:width="7.363cm" svg:height="1.13cm" svg:x="6.971cm" svg:y="2.028cm"><text:p text:style-name="P2">計算結果の表示</text:p><draw:enhanced-geometry svg:viewBox="0 0 21600 21600" draw:text-areas="800 800 20800 20800" draw:type="round-rectangular-callout" draw:modifiers="-2203.97604790419 12164.742589703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style-name="gr1" draw:text-style-name="P2" svg:width="7.363cm" svg:height="1.13cm" svg:x="6.971cm" svg:y="3.417cm"><text:p text:style-name="P2">入力履歴・計算結果の消去</text:p><draw:enhanced-geometry svg:viewBox="0 0 21600 21600" draw:text-areas="800 800 20800 20800" draw:type="round-rectangular-callout" draw:modifiers="-2410.92215568862 14422.464898595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style-name="gr1" draw:text-style-name="P2" svg:width="7.363cm" svg:height="1.13cm" svg:x="6.971cm" svg:y="5.203cm"><text:p text:style-name="P2">計算の実行</text:p><draw:enhanced-geometry svg:viewBox="0 0 21600 21600" draw:text-areas="800 800 20800 20800" draw:type="round-rectangular-callout" draw:modifiers="-2410.92215568862 14422.464898595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style-name="gr1" draw:text-style-name="P2" svg:width="7.363cm" svg:height="1.13cm" svg:x="0.596cm" svg:y="8.708cm"><text:p text:style-name="P2">数値入力部</text:p><draw:enhanced-geometry svg:viewBox="0 0 21600 21600" draw:text-areas="800 800 20800 20800" draw:type="round-rectangular-callout" draw:modifiers="6694.70658682635 -37269.266770670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style-name="gr1" draw:text-style-name="P2" svg:width="7.363cm" svg:height="1.13cm" svg:x="5.935cm" svg:y="7.325cm"><text:p text:style-name="P2">演算子入力部</text:p><draw:enhanced-geometry svg:viewBox="0 0 21600 21600" draw:text-areas="800 800 20800 20800" draw:type="round-rectangular-callout" draw:modifiers="-3926.80239520958 -9030.8892355694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G明朝L" svg:font-family="HG明朝L" style:font-family-generic="system" style:font-pitch="variable"/>
    <style:font-face style:name="Mangal" svg:font-family="Mangal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明朝L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3f__3f__3f_" style:display-name="???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_3f__3f__3f__3f_" style:display-name="??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_3f__3f_" style:display-name="??" style:family="paragraph" style:parent-style-name="Standard">
      <style:paragraph-properties text:number-lines="false" text:line-number="0"/>
    </style:style>
    <style:style style:name="WW-_3f__3f__3f_" style:display-name="WW-???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size-asian="14pt"/>
    </style:style>
    <style:style style:name="WW-_3f__3f__3f__3f_" style:display-name="WW-????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/>
    </style:style>
    <style:style style:name="WW-_3f__3f_" style:display-name="WW-??" style:family="paragraph" style:parent-style-name="Standard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urano Masaki</meta:initial-creator>
    <meta:creation-date>2015-08-30T16:51:38</meta:creation-date>
    <meta:editing-duration>P23DT22H16M</meta:editing-duration>
    <meta:generator>OpenOffice/4.1.1$Win32 OpenOffice.org_project/411m6$Build-9775</meta:generator>
    <dc:date>2015-08-30T17:40:13.56</dc:date>
    <dc:creator>Murano Masaki</dc:creator>
    <meta:editing-cycles>2</meta:editing-cycles>
    <meta:document-statistic meta:table-count="0" meta:image-count="1" meta:object-count="0" meta:page-count="1" meta:paragraph-count="0" meta:word-count="0" meta:character-count="0"/>
  </office:meta>
</office:document-meta>
</file>